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Xing Sans" svg:font-family="'Xing Sans', 'Trebuchet MS',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2222c"/>
    </style:style>
    <style:style style:name="P2" style:family="paragraph" style:parent-style-name="Text_20_body">
      <style:paragraph-properties fo:margin-left="0cm" fo:margin-right="0cm" fo:margin-top="0cm" fo:margin-bottom="0.252cm" loext:contextual-spacing="false" style:line-height-at-least="0.453cm" fo:widows="1" fo:text-indent="0cm" style:auto-text-indent="false"/>
    </style:style>
    <style:style style:name="P3" style:family="paragraph" style:parent-style-name="Text_20_body">
      <style:paragraph-properties fo:margin-left="0cm" fo:margin-right="0cm" fo:margin-top="0cm" fo:margin-bottom="0.252cm" loext:contextual-spacing="false" style:line-height-at-least="0.453cm" fo:widows="1" fo:text-indent="0cm" style:auto-text-indent="false"/>
      <style:text-properties fo:font-variant="normal" fo:text-transform="none" fo:color="#333333" style:font-name="Xing Sans" fo:font-size="9.25pt" fo:letter-spacing="normal" fo:font-style="normal" fo:font-weight="normal"/>
    </style:style>
    <style:style style:name="P4" style:family="paragraph" style:parent-style-name="Standard">
      <style:text-properties officeooo:rsid="001d2cf4" officeooo:paragraph-rsid="001d2cf4"/>
    </style:style>
    <style:style style:name="P5" style:family="paragraph" style:parent-style-name="Standard">
      <style:text-properties fo:font-size="15pt" fo:font-weight="bold" officeooo:rsid="001d2cf4" officeooo:paragraph-rsid="001d2cf4" style:font-size-asian="15pt" style:font-weight-asian="bold" style:font-size-complex="15pt" style:font-weight-complex="bold"/>
    </style:style>
    <style:style style:name="P6" style:family="paragraph" style:parent-style-name="Standard">
      <style:text-properties fo:font-size="14pt" fo:font-weight="bold" officeooo:rsid="001f24ee" officeooo:paragraph-rsid="001f24ee" style:font-size-asian="14pt" style:font-weight-asian="bold" style:font-size-complex="14pt" style:font-weight-complex="bold"/>
    </style:style>
    <style:style style:name="P7" style:family="paragraph" style:parent-style-name="Standard">
      <style:text-properties fo:font-size="14pt" fo:font-weight="bold" officeooo:rsid="00202c22" officeooo:paragraph-rsid="00202c22" style:font-size-asian="14pt" style:font-weight-asian="bold" style:font-size-complex="14pt" style:font-weight-complex="bold"/>
    </style:style>
    <style:style style:name="P8" style:family="paragraph" style:parent-style-name="Standard">
      <style:text-properties fo:font-size="14pt" fo:font-weight="bold" officeooo:rsid="0022cc6e" officeooo:paragraph-rsid="0022cc6e" style:font-size-asian="14pt" style:font-weight-asian="bold" style:font-size-complex="14pt" style:font-weight-complex="bold"/>
    </style:style>
    <style:style style:name="P9" style:family="paragraph" style:parent-style-name="Standard">
      <style:text-properties fo:font-size="14pt" fo:font-weight="bold" officeooo:rsid="0023abe9" officeooo:paragraph-rsid="0023abe9" style:font-size-asian="14pt" style:font-weight-asian="bold" style:font-size-complex="14pt" style:font-weight-complex="bold"/>
    </style:style>
    <style:style style:name="P10" style:family="paragraph" style:parent-style-name="Standard">
      <style:text-properties fo:font-size="14pt" fo:font-weight="bold" officeooo:rsid="00252b02" officeooo:paragraph-rsid="00252b02" style:font-size-asian="14pt" style:font-weight-asian="bold" style:font-size-complex="14pt" style:font-weight-complex="bold"/>
    </style:style>
    <style:style style:name="P11" style:family="paragraph" style:parent-style-name="Standard">
      <style:text-properties fo:font-size="9.19999980926514pt" fo:font-weight="normal" officeooo:rsid="001f24ee" officeooo:paragraph-rsid="001f24ee" style:font-size-asian="8.05000019073486pt" style:font-weight-asian="normal" style:font-size-complex="9.19999980926514pt" style:font-weight-complex="normal"/>
    </style:style>
    <style:style style:name="P12" style:family="paragraph" style:parent-style-name="Standard">
      <style:text-properties fo:font-size="9.19999980926514pt" fo:font-weight="normal" officeooo:rsid="001f8403" officeooo:paragraph-rsid="001f8403" style:font-size-asian="8.05000019073486pt" style:font-weight-asian="normal" style:font-size-complex="9.19999980926514pt" style:font-weight-complex="normal"/>
    </style:style>
    <style:style style:name="P13" style:family="paragraph" style:parent-style-name="Standard">
      <style:text-properties fo:font-size="9.19999980926514pt" fo:font-weight="normal" officeooo:rsid="00202c22" officeooo:paragraph-rsid="00202c22" style:font-size-asian="8.05000019073486pt" style:font-weight-asian="normal" style:font-size-complex="9.19999980926514pt" style:font-weight-complex="normal"/>
    </style:style>
    <style:style style:name="P14" style:family="paragraph" style:parent-style-name="Standard" style:list-style-name="L1">
      <style:text-properties fo:font-size="9.19999980926514pt" fo:font-weight="normal" officeooo:rsid="00202c22" officeooo:paragraph-rsid="0022222c" style:font-size-asian="8.05000019073486pt" style:font-weight-asian="normal" style:font-size-complex="9.19999980926514pt" style:font-weight-complex="normal"/>
    </style:style>
    <style:style style:name="P15" style:family="paragraph" style:parent-style-name="Standard">
      <style:text-properties fo:font-size="9.19999980926514pt" fo:font-weight="normal" officeooo:rsid="00202c22" officeooo:paragraph-rsid="0022222c" style:font-size-asian="8.05000019073486pt" style:font-weight-asian="normal" style:font-size-complex="9.19999980926514pt" style:font-weight-complex="normal"/>
    </style:style>
    <style:style style:name="P16" style:family="paragraph" style:parent-style-name="Standard">
      <style:text-properties officeooo:paragraph-rsid="00202c22"/>
    </style:style>
    <style:style style:name="P17" style:family="paragraph" style:parent-style-name="Standard">
      <style:text-properties officeooo:paragraph-rsid="0022222c"/>
    </style:style>
    <style:style style:name="P18" style:family="paragraph" style:parent-style-name="Standard">
      <style:text-properties officeooo:paragraph-rsid="0022cc6e"/>
    </style:style>
    <style:style style:name="P19" style:family="paragraph" style:parent-style-name="Standard">
      <style:text-properties officeooo:rsid="0023abe9" officeooo:paragraph-rsid="0023abe9"/>
    </style:style>
    <style:style style:name="P20" style:family="paragraph" style:parent-style-name="Standard">
      <style:text-properties officeooo:rsid="00252b02" officeooo:paragraph-rsid="00252b02"/>
    </style:style>
    <style:style style:name="P21" style:family="paragraph" style:parent-style-name="Standard">
      <style:text-properties officeooo:paragraph-rsid="00252b02"/>
    </style:style>
    <style:style style:name="P22" style:family="paragraph" style:parent-style-name="Standard" style:list-style-name="L3">
      <style:text-properties officeooo:paragraph-rsid="00252b02"/>
    </style:style>
    <style:style style:name="P23" style:family="paragraph" style:parent-style-name="Standard" style:list-style-name="L4">
      <style:text-properties officeooo:paragraph-rsid="00252b02"/>
    </style:style>
    <style:style style:name="P24" style:family="paragraph" style:parent-style-name="Standard" style:list-style-name="L1">
      <style:paragraph-properties fo:margin-top="0.199cm" fo:margin-bottom="0cm" loext:contextual-spacing="false"/>
      <style:text-properties fo:font-size="9.19999980926514pt" fo:font-weight="normal" officeooo:paragraph-rsid="0022222c"/>
    </style:style>
    <style:style style:name="P25" style:family="paragraph" style:parent-style-name="Standard" style:list-style-name="L1">
      <style:paragraph-properties fo:margin-top="0.199cm" fo:margin-bottom="0cm" loext:contextual-spacing="false"/>
      <style:text-properties fo:font-size="9.19999980926514pt" fo:font-weight="normal" officeooo:rsid="00202c22" officeooo:paragraph-rsid="0022222c" style:font-size-asian="8.05000019073486pt" style:font-weight-asian="normal" style:font-size-complex="9.19999980926514pt" style:font-weight-complex="normal"/>
    </style:style>
    <style:style style:name="T1" style:family="text">
      <style:text-properties fo:font-variant="normal" fo:text-transform="none" fo:color="#333333" style:font-name="Xing Sans" fo:font-size="9.25pt" fo:letter-spacing="normal" fo:font-style="normal"/>
    </style:style>
    <style:style style:name="T2" style:family="text">
      <style:text-properties fo:font-variant="normal" fo:text-transform="none" fo:color="#333333" style:font-name="Xing Sans" fo:font-size="9.25pt" fo:letter-spacing="normal" fo:font-style="normal" fo:font-weight="normal"/>
    </style:style>
    <style:style style:name="T3" style:family="text">
      <style:text-properties fo:font-variant="normal" fo:text-transform="none" fo:color="#333333" style:font-name="Xing Sans" fo:font-size="9.25pt" fo:letter-spacing="normal" fo:font-style="normal" fo:font-weight="normal" style:font-size-asian="8.05000019073486pt" style:font-weight-asian="normal" style:font-size-complex="9.19999980926514pt" style:font-weight-complex="normal"/>
    </style:style>
    <style:style style:name="T4" style:family="text">
      <style:text-properties fo:font-variant="normal" fo:text-transform="none" fo:color="#333333" style:font-name="Xing Sans" fo:font-size="9.25pt" fo:letter-spacing="normal" fo:font-style="normal" fo:font-weight="normal" officeooo:rsid="00202c22" style:font-size-asian="8.05000019073486pt" style:font-weight-asian="normal" style:font-size-complex="9.19999980926514pt" style:font-weight-complex="normal"/>
    </style:style>
    <style:style style:name="T5" style:family="text">
      <style:text-properties fo:font-variant="normal" fo:text-transform="none" fo:color="#333333" style:font-name="Xing Sans" fo:font-size="9.25pt" fo:letter-spacing="normal" fo:font-style="normal" fo:font-weight="normal" officeooo:rsid="0022222c" style:font-size-asian="8.05000019073486pt" style:font-weight-asian="normal" style:font-size-complex="9.19999980926514pt" style:font-weight-complex="normal"/>
    </style:style>
    <style:style style:name="T6" style:family="text">
      <style:text-properties fo:font-variant="normal" fo:text-transform="none" fo:color="#333333" style:font-name="Xing Sans" fo:font-size="9.25pt" fo:letter-spacing="normal" fo:font-style="normal" fo:font-weight="normal" officeooo:rsid="0022cc6e" style:font-size-asian="8.05000019073486pt" style:font-weight-asian="normal" style:font-size-complex="9.19999980926514pt" style:font-weight-complex="normal"/>
    </style:style>
    <style:style style:name="T7" style:family="text">
      <style:text-properties fo:font-variant="normal" fo:text-transform="none" fo:color="#333333" style:font-name="Xing Sans" fo:font-size="9.25pt" fo:letter-spacing="normal" fo:font-style="normal" fo:font-weight="normal" officeooo:rsid="00252b02" style:font-size-asian="8.05000019073486pt" style:font-weight-asian="normal" style:font-size-complex="9.19999980926514pt" style:font-weight-complex="normal"/>
    </style:style>
    <style:style style:name="T8" style:family="text">
      <style:text-properties fo:font-variant="normal" fo:text-transform="none" fo:color="#333333" style:font-name="Xing Sans" fo:font-size="9.25pt" fo:letter-spacing="normal" fo:font-style="normal" fo:font-weight="normal" officeooo:rsid="0022222c" style:font-size-asian="8.05000019073486pt" style:font-size-complex="9.19999980926514pt"/>
    </style:style>
    <style:style style:name="T9" style:family="text">
      <style:text-properties fo:font-variant="normal" fo:text-transform="none" fo:color="#333333" style:font-name="Xing Sans" fo:font-size="9.25pt" fo:letter-spacing="normal" fo:font-style="normal" fo:font-weight="normal" officeooo:rsid="0022cc6e" style:font-size-asian="8.05000019073486pt" style:font-size-complex="9.19999980926514pt"/>
    </style:style>
    <style:style style:name="T10" style:family="text">
      <style:text-properties fo:font-variant="normal" fo:text-transform="none" fo:color="#333333" style:font-name="Xing Sans" fo:font-size="9.25pt" fo:letter-spacing="normal" fo:font-style="normal" fo:font-weight="normal" officeooo:rsid="0022222c"/>
    </style:style>
    <style:style style:name="T11" style:family="text">
      <style:text-properties fo:font-variant="normal" fo:text-transform="none" fo:color="#333333" style:font-name="Xing Sans" fo:font-size="9.25pt" fo:letter-spacing="normal" fo:font-style="normal" fo:font-weight="normal" officeooo:rsid="0022cc6e"/>
    </style:style>
    <style:style style:name="T12" style:family="text">
      <style:text-properties fo:font-variant="normal" fo:text-transform="none" fo:color="#333333" style:font-name="Xing Sans" fo:font-size="9.25pt" fo:letter-spacing="normal" fo:font-style="normal" fo:font-weight="normal" officeooo:rsid="0023abe9"/>
    </style:style>
    <style:style style:name="T13" style:family="text">
      <style:text-properties fo:font-variant="normal" fo:text-transform="none" fo:color="#333333" style:font-name="Xing Sans" fo:font-size="9.25pt" fo:letter-spacing="normal" fo:font-style="normal" officeooo:rsid="0022222c"/>
    </style:style>
    <style:style style:name="T14" style:family="text">
      <style:text-properties fo:font-variant="normal" fo:text-transform="none" fo:color="#333333" style:font-name="Xing Sans" fo:font-size="9.25pt" fo:letter-spacing="normal" fo:font-style="normal" style:font-size-asian="8.05000019073486pt" style:font-size-complex="9.19999980926514pt"/>
    </style:style>
    <style:style style:name="T15" style:family="text">
      <style:text-properties fo:font-variant="normal" fo:text-transform="none" fo:color="#333333" style:font-name="Xing Sans" fo:letter-spacing="normal" fo:font-style="normal"/>
    </style:style>
    <style:style style:name="T16" style:family="text">
      <style:text-properties fo:font-variant="normal" fo:text-transform="none" fo:color="#333333" style:font-name="Xing Sans" fo:letter-spacing="normal" fo:font-style="normal" officeooo:rsid="001f8403"/>
    </style:style>
    <style:style style:name="T17" style:family="text">
      <style:text-properties fo:font-variant="normal" fo:text-transform="none" fo:color="#333333" style:font-name="Xing Sans" fo:letter-spacing="normal" fo:font-style="normal" officeooo:rsid="00202c22"/>
    </style:style>
    <style:style style:name="T18" style:family="text">
      <style:text-properties fo:font-variant="normal" fo:text-transform="none" fo:color="#333333" style:font-name="Xing Sans" fo:letter-spacing="normal" fo:font-style="normal" officeooo:rsid="0022222c"/>
    </style:style>
    <style:style style:name="T19" style:family="text">
      <style:text-properties fo:font-variant="normal" fo:text-transform="none" fo:color="#333333" style:font-name="Xing Sans" fo:font-size="9.19999980926514pt" fo:letter-spacing="normal" fo:font-style="normal" fo:font-weight="normal" style:font-size-asian="8.05000019073486pt" style:font-weight-asian="normal" style:font-size-complex="9.19999980926514pt" style:font-weight-complex="normal"/>
    </style:style>
    <style:style style:name="T20" style:family="text">
      <style:text-properties fo:font-variant="normal" fo:text-transform="none" fo:color="#333333" style:font-name="Xing Sans" fo:font-size="9.19999980926514pt" fo:letter-spacing="normal" fo:font-style="normal" fo:font-weight="normal" officeooo:rsid="00202c22" style:font-size-asian="8.05000019073486pt" style:font-weight-asian="normal" style:font-size-complex="9.19999980926514pt" style:font-weight-complex="normal"/>
    </style:style>
    <style:style style:name="T21" style:family="text">
      <style:text-properties officeooo:rsid="0022cc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lgemeine Geschäftsbedingungen</text:p>
      <text:p text:style-name="P4">Stand: 05. August 2016</text:p>
      <text:p text:style-name="P4"/>
      <text:p text:style-name="P4"><text:span text:style-name="Strong_20_Emphasis"><text:span text:style-name="T1">"Elyoos" </text:span></text:span><text:span text:style-name="T2">bezeichnet im Folgenden den nachfolgend dargestellten Dienst.</text:span></text:p>
      <text:p text:style-name="P4"><text:span text:style-name="T2"/></text:p>
      <text:p text:style-name="P6"><text:span text:style-name="T15">1. Grundlagen der Nutzung von Elyoos</text:span></text:p>
      <text:p text:style-name="P11"><text:span text:style-name="T15"/></text:p>
      <text:p text:style-name="P11"><text:span text:style-name="T15">1.1 Elyoos ist ein Dienst, der den Zweck verfolgt, </text:span><text:span text:style-name="T16">durch eine Vielfalt unterschiedlichster Funktionen einen bewussteren Lebensstil zu fördern.</text:span></text:p>
      <text:p text:style-name="P11"><text:span text:style-name="T16"/></text:p>
      <text:p text:style-name="P12"><text:span text:style-name="T15">1.2 Der Dienst wird unentgeltlich angeboten. Die Finanzierung von Elyoos basiert </text:span><text:span text:style-name="T17">ausschliesslich</text:span><text:span text:style-name="T15"> auf Spenden</text:span><text:span text:style-name="T17">.</text:span></text:p>
      <text:p text:style-name="P12"><text:span text:style-name="T17"/></text:p>
      <text:p text:style-name="P7"><text:span text:style-name="T15">2. Nutzungsvoraussetzungen</text:span></text:p>
      <text:p text:style-name="P13"><text:span text:style-name="T15"/></text:p>
      <text:p text:style-name="P16"><text:span text:style-name="T20">2.1 </text:span><text:span text:style-name="T2">Der Nutzer sichert zu, dass alle von ihm angegebenen Daten wahr und vollständig sind. Der Nutzer ist verpflichtet, die Daten hinsichtlich aller von ihm genutzten Anwendungen während der gesamten Vertragslaufzeit wahr und vollständig zu halten.</text:span></text:p>
      <text:p text:style-name="P16"><text:span text:style-name="T20"/></text:p>
      <text:p text:style-name="P16"><text:span text:style-name="T20">2.2 Elyoos</text:span><text:span text:style-name="T3"> kann technisch nicht mit Sicherheit feststellen, ob ein auf </text:span><text:span text:style-name="T4">Elyoos </text:span><text:span text:style-name="T3">registrierter Nutzer tatsächlich diejenige Person darstellt, die der Nutzer vorgibt zu sein. </text:span><text:span text:style-name="T4">Elyoos</text:span><text:span text:style-name="T3"> leistet daher keine Gewähr für die tatsächliche Identität eines Nutzers.</text:span></text:p>
      <text:p text:style-name="P16"><text:span text:style-name="T19"/></text:p>
      <text:p text:style-name="P16"><text:span text:style-name="T20">2.3 </text:span><text:span text:style-name="T3">Für den Erwerb einer </text:span><text:span text:style-name="T4">Elyoos </text:span><text:span text:style-name="T3">- Mitgliedschaft ist eine Registrierung erforderlich, bei der der Nutzer unter anderem ein Passwort wählen muss.</text:span></text:p>
      <text:p text:style-name="P16"><text:span text:style-name="T19"/></text:p>
      <text:p text:style-name="P16"><text:span text:style-name="T20">2.4 </text:span><text:span text:style-name="T3">Der Nutzer ist verpflichtet, das von ihm gewählte Passwort geheim zu halten. </text:span><text:span text:style-name="T4">Elyoos</text:span><text:span text:style-name="T3"> wird das Passwort nicht an Dritte weitergeben, nur für den Anmeldevorgang benutzen und den Nutzer – vom Anmeldevorgang abgesehen – zu keinem Zeitpunkt nach dem Passwort fragen. Aus Sicherheitsgründen und um Missbrauch vorzubeugen wird dem Nutzer empfohlen, sein Passwort in regelmä</text:span><text:span text:style-name="T4">ss</text:span><text:span text:style-name="T3">igen Abständen zu ändern. Die Sicherung und Aufbewahrung der Zugangsdaten zum </text:span><text:span text:style-name="T4">Elyoos</text:span><text:span text:style-name="T3"> Mitgliedskonto (</text:span><text:span text:style-name="T4">Email</text:span><text:span text:style-name="T3"> und Passwort) fällt in den ausschli</text:span><text:span text:style-name="T4">ess</text:span><text:span text:style-name="T3">lichen Verantwortungsbereich des Nutzers.</text:span></text:p>
      <text:p text:style-name="P16"><text:span text:style-name="T19"/></text:p>
      <text:p text:style-name="P16"><text:span text:style-name="T20">2.5 </text:span><text:span text:style-name="T3">Jeder Nutzer darf nur ein Nutzerprofil anlegen. Der Nutzer darf Dritten nicht gestatten, das eigene Nutzerprofil zu nutzen.</text:span></text:p>
      <text:p text:style-name="P16"><text:span text:style-name="T19"/></text:p>
      <text:p text:style-name="P7"><text:span text:style-name="T15">3. Allgemeine Pflichten des Nutzers</text:span></text:p>
      <text:p text:style-name="P7"><text:span text:style-name="T15"/></text:p>
      <text:p text:style-name="P13"><text:span text:style-name="T1">3.1 Der Nutzer ist verpflichtet,</text:span></text:p>
      <text:p text:style-name="P13"><text:span text:style-name="T1"/></text:p>
      <text:p text:style-name="P13"><text:span text:style-name="T1">(a) ausschlie</text:span><text:span text:style-name="T13">ss</text:span><text:span text:style-name="T1">lich wahre und nicht irreführende Angaben zu machen sowie seinen Klarnamen und keine Pseudonyme oder Künstlernamen zu verwenden.</text:span></text:p>
      <text:p text:style-name="P13"><text:span text:style-name="T1"/></text:p>
      <text:p text:style-name="P13"><text:span text:style-name="T1">(</text:span><text:span text:style-name="T13">b</text:span><text:span text:style-name="T1">) bei der Nutzung von </text:span><text:span text:style-name="T13">Elyoos</text:span><text:span text:style-name="T1"> geltendes Recht sowie alle Rechte Dritter zu beachten. Es ist dem Nutzer insbesondere Folgendes untersagt: </text:span></text:p>
      <text:p text:style-name="P13"><text:span text:style-name="T1"/></text:p>
      <text:list xml:id="list8012070005093884496" text:style-name="L1">
        <text:list-item>
          <text:p text:style-name="P14"><text:span text:style-name="T1">Verwendung beleidigender oder verleumderischer Inhalte, unabhängig davon, ob diese Inhalte andere Nutzer oder andere Personen betreffen.</text:span></text:p>
        </text:list-item>
        <text:list-item>
          <text:p text:style-name="P24"><text:span text:style-name="T1">Verwendung gewaltverherrlichender, missbräuchlicher oder Jugendschutzgesetze verletzende Inhalte.</text:span></text:p>
        </text:list-item>
        <text:list-item>
          <text:p text:style-name="P25"><text:span text:style-name="T13">U</text:span><text:span text:style-name="T1">nzumutbare Belästigungen anderer Nutzer.</text:span></text:p>
        </text:list-item>
      </text:list>
      <text:p text:style-name="P15"><text:span text:style-name="T1"/></text:p>
      <text:p text:style-name="P17"><text:span text:style-name="T5">3.2 </text:span><text:span text:style-name="T2">Folgende Handlungen sind dem Nutzer untersagt:</text:span></text:p>
      <text:p text:style-name="P17"><text:span text:style-name="T2"/></text:p>
      <text:p text:style-name="P17"><text:span text:style-name="T10">(a) </text:span><text:span text:style-name="T2">Verwendung von Mechanismen, Software oder Scripts in Verbindung mit der Nutzung der XING-Websites. Der Nutzer darf jedoch von </text:span><text:span text:style-name="T10">Elyoos</text:span><text:span text:style-name="T2"> autorisierte Schnittstellen oder Software nutzen.</text:span></text:p>
      <text:p text:style-name="P17"><text:span text:style-name="T2"/></text:p>
      <text:p text:style-name="P17"><text:span text:style-name="T10">(b) </text:span><text:span text:style-name="T2">jede Handlung, die geeignet ist, die Funktionalität der </text:span><text:span text:style-name="T10">Elyoos</text:span><text:span text:style-name="T2">-Infrastruktur zu beeinträchtigen, insbesondere diese übermä</text:span><text:span text:style-name="T10">ss</text:span><text:span text:style-name="T2">ig zu belasten.</text:span></text:p>
      <text:p text:style-name="P17"><text:span text:style-name="T2"/></text:p>
      <text:p text:style-name="P18"><text:span text:style-name="T11">3.3 Elyoos</text:span><text:span text:style-name="T2"> ist nicht verpflichtet, vom Nutzer bereitgestellte Daten und/oder Informationen anderen Nutzern zur Verfügung zu stellen, wenn diese Daten und/oder Informationen nicht im Einklang mit den Ziffern </text:span><text:span text:style-name="T11">3</text:span><text:span text:style-name="T2">.1 und </text:span><text:span text:style-name="T11">3</text:span><text:span text:style-name="T2">.2 stehen. </text:span><text:span text:style-name="T11">Elyoos</text:span><text:span text:style-name="T2"> ist berechtigt, nach den Ziffern </text:span><text:span text:style-name="T11">3</text:span><text:span text:style-name="T2">.1 und </text:span><text:span text:style-name="T11">3</text:span><text:span text:style-name="T2">.2 unzulässige Daten und/oder Informationen ohne Vorankündigung gegenüber dem Nutzer von </text:span><text:span text:style-name="T11">der</text:span><text:span text:style-name="T2"> </text:span><text:span text:style-name="T11">Elyoos</text:span><text:span text:style-name="T2">-Websites zu entfernen.</text:span></text:p>
      <text:p text:style-name="P18"><text:span text:style-name="T2"/></text:p>
      <text:p text:style-name="P8"><text:soft-page-break/><text:span text:style-name="T15">4. Änderung der Leistungen sowie der AGB</text:span></text:p>
      <text:p text:style-name="P17"><text:span text:style-name="T5"/></text:p>
      <text:p text:style-name="P18"><text:span text:style-name="T5">4.</text:span><text:span text:style-name="T6">1 Elyoos</text:span><text:span text:style-name="T3"> behält sich vor, die auf d</text:span><text:span text:style-name="T6">er Elyoos-Website</text:span><text:span text:style-name="T3"> angebotenen </text:span><text:span text:style-name="T6">Dienste jederzeit</text:span><text:span text:style-name="T3"> zu ändern.</text:span></text:p>
      <text:p text:style-name="P17"><text:span text:style-name="T5"/></text:p>
      <text:p text:style-name="P1"><text:span text:style-name="Strong_20_Emphasis"><text:span text:style-name="T9">4</text:span></text:span><text:span text:style-name="Strong_20_Emphasis"><text:span text:style-name="T8">.</text:span></text:span><text:span text:style-name="Strong_20_Emphasis"><text:span text:style-name="T9">2</text:span></text:span><text:span text:style-name="Strong_20_Emphasis"><text:span text:style-name="T8"> </text:span></text:span><text:span text:style-name="Strong_20_Emphasis"><text:span text:style-name="T9">Elyoos</text:span></text:span><text:span text:style-name="T5"> behält sich vor, diese AGB jederzeit ohne Nennung von Gründen zu ändern. </text:span><text:span text:style-name="T6">Elyoos</text:span><text:span text:style-name="T5"> wird den Nutzer über Änderungen der AGB rechtzeitig benachrichtigen. Widerspricht der Nutzer der Geltung der neuen AGB nicht innerhalb von sechs (6) Wochen nach der Benachrichtigung, gelten die geänderten AGB als vom Nutzer angenommen. </text:span><text:span text:style-name="T6">Elyoos</text:span><text:span text:style-name="T5"> wird den Nutzer in der Benachrichtigung auf sein Widerspruchsrecht und die Bedeutung der Widerspruchsfrist hinweisen.</text:span></text:p>
      <text:p text:style-name="P2"><text:span text:style-name="Strong_20_Emphasis"><text:span text:style-name="T12">4</text:span></text:span><text:span text:style-name="Strong_20_Emphasis"><text:span text:style-name="T2">.</text:span></text:span><text:span text:style-name="Strong_20_Emphasis"><text:span text:style-name="T12">3</text:span></text:span><text:span text:style-name="Strong_20_Emphasis"><text:span text:style-name="T2"> </text:span></text:span><text:span text:style-name="Strong_20_Emphasis"><text:span text:style-name="T11">Elyoos</text:span></text:span><text:span text:style-name="T2"> behält sich darüber hinaus vor, AGB zu ändern,</text:span></text:p>
      <text:p text:style-name="P3">(a) wenn die Änderung lediglich vorteilhaft für den Nutzer ist;</text:p>
      <text:p text:style-name="P3">(b) wenn die Änderung rein technisch oder prozessual bedingt ist, es sei denn, sie haben wesentliche Auswirkungen für den Nutzer;</text:p>
      <text:p text:style-name="P3">(c) soweit <text:span text:style-name="T21">Elyoos</text:span> verpflichtet ist, die Übereinstimmung der AGB mit anwendbarem Recht herzustellen, insbesondere wenn sich die geltende Rechtslage ändert;</text:p>
      <text:p text:style-name="P3">(d) soweit <text:span text:style-name="T21">Elyoos</text:span> damit einem gegen <text:span text:style-name="T21">Elyoos</text:span> gerichteten Gerichtsurteil oder einer Behördenentscheidung nachkommt; oder</text:p>
      <text:p text:style-name="P3"><text:span text:style-name="T21">Elyoos</text:span> wird über solche Änderungen der AGB informieren, zum Beispiel auf den <text:span text:style-name="T21">Elyoos</text:span>-Website.</text:p>
      <text:p text:style-name="P9"><text:span text:style-name="T15">5. </text:span><text:span text:style-name="T18">L</text:span><text:span text:style-name="T15">aufzeit, Sanktionen</text:span></text:p>
      <text:p text:style-name="P19"><text:span text:style-name="T3"/></text:p>
      <text:p text:style-name="P20"><text:span text:style-name="T3">5.1 Das Vertragsverhältnis kann von beiden Seiten jederzeit beendet werden.</text:span></text:p>
      <text:p text:style-name="P20"><text:span text:style-name="T3"/></text:p>
      <text:p text:style-name="P21"><text:span text:style-name="T7">5.2 </text:span><text:span text:style-name="T3">Ein wichtiger Grund zur au</text:span><text:span text:style-name="T7">ss</text:span><text:span text:style-name="T3">erordentlichen Kündigung liegt vor, wenn die Fortsetzung des Vertragsverhältnisses unter Berücksichtigung aller Umstände des Einzelfalls und unter Abwägung der Interessen beider Parteien nicht zumutbar ist. Wichtige Gründe sind für XING insbesondere die folgenden Ereignisse:</text:span></text:p>
      <text:p text:style-name="P21"><text:span text:style-name="T3"/></text:p>
      <text:list xml:id="list2495321254713580490" text:style-name="L3">
        <text:list-item>
          <text:p text:style-name="P22"><text:span text:style-name="T3">Nichteinhaltung gesetzlicher Vorschriften durch den Nutzer.</text:span></text:p>
        </text:list-item>
        <text:list-item>
          <text:p text:style-name="P22"><text:span text:style-name="T3">Versto</text:span><text:span text:style-name="T7">ss</text:span><text:span text:style-name="T3"> des Nutzers gegen seine vertraglichen Pflichten.</text:span></text:p>
        </text:list-item>
        <text:list-item>
          <text:p text:style-name="P22"><text:span text:style-name="T7">D</text:span><text:span text:style-name="T3">er Nutzer schädigt einen oder mehrere andere Nutzer.</text:span></text:p>
        </text:list-item>
      </text:list>
      <text:p text:style-name="P21"><text:span text:style-name="T3"/></text:p>
      <text:p text:style-name="P21"><text:span text:style-name="T7">5.3 </text:span><text:span text:style-name="T3">Bei Vorliegen eines wichtigen Grundes nach Ziffer </text:span><text:span text:style-name="T7">5</text:span><text:span text:style-name="T3">.</text:span><text:span text:style-name="T7">2</text:span><text:span text:style-name="T3"> kann </text:span><text:span text:style-name="T7">Elyoos</text:span><text:span text:style-name="T3"> unabhängig von einer Kündigung nach Ziffer </text:span><text:span text:style-name="T7">5.2</text:span><text:span text:style-name="T3"> auch die folgenden Sanktionen gegen den Nutzer verhängen:</text:span></text:p>
      <text:p text:style-name="P21"><text:span text:style-name="T3"/></text:p>
      <text:list xml:id="list1581702469174329506" text:style-name="L4">
        <text:list-item>
          <text:p text:style-name="P23"><text:span text:style-name="T3">Löschung von Inhalten, die der Nutzer eingestellt hat.</text:span></text:p>
        </text:list-item>
        <text:list-item>
          <text:p text:style-name="P23"><text:span text:style-name="T3">Sperrung des Zugangs zum Dienst der </text:span><text:span text:style-name="T7">Elyoos</text:span><text:span text:style-name="T3">-Website</text:span></text:p>
        </text:list-item>
        <text:list-item>
          <text:p text:style-name="P23"><text:span text:style-name="T3">Ausspruch einer Abmahnung.</text:span></text:p>
        </text:list-item>
      </text:list>
      <text:p text:style-name="P21"><text:span text:style-name="T3"/></text:p>
      <text:p text:style-name="P10"><text:span text:style-name="T15">6. Verantwortlichkeit für Inhalte, Daten und/oder Informationen der Nutzer, Verfügbarkeit</text:span></text:p>
      <text:p text:style-name="P20"><text:span text:style-name="T3"/></text:p>
      <text:p text:style-name="P21"><text:span text:style-name="T7">6.1 Elyoos</text:span><text:span text:style-name="T3"> übernimmt keine Verantwortung für die von den Nutzern der </text:span><text:span text:style-name="T7">Elyoos</text:span><text:span text:style-name="T3">-Website bereitgestellten Inhalte, Daten und/oder Informationen sowie für Inhalte auf verlinkten externen Websites. </text:span><text:span text:style-name="T7">Elyoos</text:span><text:span text:style-name="T3"> gewährleistet insbesondere nicht, dass diese Inhalte wahr sind, einen bestimmten Zweck erfüllen oder einem solchen Zweck dienen können.</text:span></text:p>
      <text:p text:style-name="P21"><text:span text:style-name="T3"/></text:p>
      <text:p text:style-name="P21"><text:span text:style-name="T7">6.2 Elyoos</text:span><text:span text:style-name="T3"> bietet dem Nutzer lediglich eine Plattform an und beteiligt sich grundsätzlich nicht inhaltlich an der Kommunikation der Nutzer untereinander.</text:span></text:p>
      <text:p text:style-name="P21"><text:span text:style-name="T3"/></text:p>
      <text:p text:style-name="P21"><text:span text:style-name="T7">6.3 </text:span><text:span text:style-name="T3">Der Nutzer erkennt an, dass eine 100%ige Verfügbarkeit der </text:span><text:span text:style-name="T7">Elyoos</text:span><text:span text:style-name="T3">-Website technisch nicht zu realisieren ist. </text:span><text:span text:style-name="T7">Elyoos</text:span><text:span text:style-name="T3"> bemüht sich jedoch, die </text:span><text:span text:style-name="T7">Elyoos</text:span><text:span text:style-name="T3">-Website möglichst konstant verfügbar zu halten. Insbesondere Wartungs-, Sicherheits- oder Kapazitätsbelange sowie Ereignisse, die nicht im Machtbereich von </text:span><text:span text:style-name="T7">Elyoos</text:span><text:span text:style-name="T3"> stehen (wie z. B. Störungen von öffentlichen Kommunikationsnetzen, Stromausfälle etc.), können zu Störungen oder zur vorübergehenden Einstellung des Dienstes auf de</text:span><text:span text:style-name="T7">r</text:span><text:span text:style-name="T3"> </text:span><text:span text:style-name="T7">Elyoos</text:span><text:span text:style-name="T3">-Website führ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Xing Sans" svg:font-family="'Xing Sans', 'Trebuchet MS',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5T08:42:23.696000000</meta:creation-date>
    <meta:generator>LibreOffice/5.1.4.2$Windows_x86 LibreOffice_project/f99d75f39f1c57ebdd7ffc5f42867c12031db97a</meta:generator>
    <dc:date>2016-08-05T11:19:57.850000000</dc:date>
    <meta:editing-duration>PT10M55S</meta:editing-duration>
    <meta:editing-cycles>2</meta:editing-cycles>
    <meta:document-statistic meta:table-count="0" meta:image-count="0" meta:object-count="0" meta:page-count="2" meta:paragraph-count="46" meta:word-count="859" meta:character-count="6324" meta:non-whitespace-character-count="5516"/>
  </office:meta>
</office:document-meta>
</file>